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Writer.BeanWriter( OutputStream out , String e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riter.getMixedContentEncod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print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riter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expressTag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expressElemen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getInitialInden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setMixedContentEncodingStrategy( MixedContentEncoding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writePrintl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Writer.expressElementEnd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iter.escapeAttribute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writeInd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iter.setEndTagForEmptyElement( boolean addEndTagForEmpty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getEndOf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setInitialIndentLevel( int initialIndent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Bean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enablePretty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riter.ind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iter.expressBody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Writer.Bean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riter.writeXmlDeclaration( String xml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Writer.escapeBody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startElement( WriteContext context , String uri , String localName , String qualified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eanWriter.getI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expressElementStart( String qualifie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Writer.isEndTagForEmpty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setEndOfLine( String endOfLin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Writer.getE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Writer.endElement( WriteContext context , String uri , String localName , String qualified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eanWriter.setIndent( String ind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Bean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Writer.bodyText( WriteContext context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Writer.write( Object 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Writer.expressAttribute( String qualified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